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style:font-name="Neutral Std Reg" fo:font-size="9pt" style:font-size-asian="9pt" style:font-size-complex="9pt"/>
    </style:style>
    <style:style style:name="P4" style:family="paragraph" style:parent-style-name="Standard">
      <style:paragraph-properties fo:text-align="justify" style:justify-single-word="false"/>
      <style:text-properties style:font-name="Neutral Std Reg" fo:font-size="6pt" style:font-size-asian="6pt" style:font-size-complex="6pt"/>
    </style:style>
    <style:style style:name="P5" style:family="paragraph" style:parent-style-name="Standard">
      <style:paragraph-properties fo:text-align="justify" style:justify-single-word="false"/>
      <style:text-properties style:font-name="Neutral Std Reg" fo:font-size="6pt" officeooo:paragraph-rsid="00100ea2" style:font-size-asian="6pt" style:font-size-complex="6pt"/>
    </style:style>
    <style:style style:name="P6" style:family="paragraph" style:parent-style-name="Standard">
      <style:paragraph-properties fo:text-align="justify" style:justify-single-word="false"/>
      <style:text-properties fo:font-size="6pt" style:font-size-asian="6pt" style:font-size-complex="6pt"/>
    </style:style>
    <style:style style:name="T1" style:family="text">
      <style:text-properties officeooo:rsid="000a9a54"/>
    </style:style>
    <style:style style:name="T2" style:family="text">
      <style:text-properties officeooo:rsid="000c2118"/>
    </style:style>
    <style:style style:name="T3" style:family="text">
      <style:text-properties officeooo:rsid="000dc1d8"/>
    </style:style>
    <style:style style:name="T4" style:family="text">
      <style:text-properties style:font-name="Neutral Std Reg"/>
    </style:style>
    <style:style style:name="T5" style:family="text">
      <style:text-properties style:font-name="Neutral Std Reg" fo:font-size="7pt" style:font-size-asian="7pt" style:font-size-complex="7pt"/>
    </style:style>
    <style:style style:name="T6" style:family="text">
      <style:text-properties style:font-name="Neutral Std Reg" fo:font-size="7pt" officeooo:rsid="00100ea2" style:font-size-asian="7pt" style:font-size-complex="7pt"/>
    </style:style>
    <style:style style:name="T7" style:family="text">
      <style:text-properties style:font-name="Neutral Std Reg" fo:font-size="7pt" officeooo:rsid="00117533" style:font-size-asian="7pt" style:font-size-complex="7pt"/>
    </style:style>
    <style:style style:name="T8" style:family="text">
      <style:text-properties officeooo:rsid="000f9ed7"/>
    </style:style>
    <style:style style:name="T9" style:family="text">
      <style:text-properties officeooo:rsid="00100e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contemporary artwork <text:span text:style-name="T3">figures </text:span>using the Art Decoder* platform, we realized the possibility of looking at these systems from a critical p<text:span text:style-name="T3">erspective</text:span> We present this zine, with works selected collectively from the digital collection of the Museu d'Art Contemporani de Barcelona (MACBA), <text:span text:style-name="T3">beeing</text:span> concern to highlight some of the ideological biases present in <text:span text:style-name="T8">some of those</text:span> <text:span text:style-name="T8">commercial </text:span>computer vision systems, which, as we have seen in our research, <text:s/>follow a capitalist, consumerist and sometimes misogynistic logic. In addition, we highlight other moments when our platform is unable to understand <text:span text:style-name="T9">artworks</text:span> resulting in interpretations of great poetic value.</text:p>
      <text:p text:style-name="P1"/>
      <text:p text:style-name="P1">This publication wouldn't be possible without the <text:span text:style-name="T1">support of CtrlZ.AI organization members, and the </text:span>commitment of the participants of the workshop "A Crack Inside the Museum", carried out by Lucas Nunes <text:span text:style-name="T2">Sequeira</text:span> and Rafael Tsuha <text:span text:style-name="T1">members of GECID**</text:span>, <text:span text:style-name="T1">on</text:span> <text:span text:style-name="T1">January 30, </text:span>2020, at CtrlZ.AI, Barcelona. </text:p>
      <text:p text:style-name="P1"/>
      <text:p text:style-name="P2">Good reading!</text:p>
      <text:p text:style-name="P1"/>
      <text:p text:style-name="P1"/>
      <text:p text:style-name="P1"/>
      <text:p text:style-name="P1"/>
      <text:p text:style-name="P1"/>
      <text:p text:style-name="P1"/>
      <text:p text:style-name="P1"/>
      <text:p text:style-name="P5">*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rding Art [link] and the academic article "Ways of Seeing with Computer Vision: Artificial Intelligence and Institutional Critique", both made by Gabriel Pereira and Bruno Moreschi as part of Deviant Practice Grant - Van Abbemuseum.</text:p>
      <text:p text:style-name="P5"/>
      <text:p text:style-name="P4"/>
      <text:p text:style-name="P6"><text:span text:style-name="T4">**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3T11:04:17.953477852</dc:date>
    <meta:editing-duration>PT13M50S</meta:editing-duration>
    <meta:editing-cycles>7</meta:editing-cycles>
    <meta:generator>LibreOffice/6.3.4.2$Linux_X86_64 LibreOffice_project/30$Build-2</meta:generator>
    <meta:document-statistic meta:table-count="0" meta:image-count="0" meta:object-count="0" meta:page-count="1" meta:paragraph-count="6" meta:word-count="426" meta:character-count="2804" meta:non-whitespace-character-count="2382"/>
  </office:meta>
</office:document-meta>
</file>